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7A000000129ED7837B2713E1F1.png" manifest:media-type="image/png"/>
  <manifest:file-entry manifest:full-path="Object 1/Pictures/100002000000007800000012476F54544235ED83.png" manifest:media-type="image/png"/>
  <manifest:file-entry manifest:full-path="Object 1/Pictures/100002000000007A00000012A3FFBC1B20E9DB5D.png" manifest:media-type="image/png"/>
  <manifest:file-entry manifest:full-path="Object 1/Pictures/2000000F00000C96000001E7C1E6EDB958B919AB.svm" manifest:media-type="image/x-svm"/>
  <manifest:file-entry manifest:full-path="Object 1/Pictures/2000000F00000C72000001E7304556F29843160F.svm" manifest:media-type="image/x-svm"/>
  <manifest:file-entry manifest:full-path="Object 1/Pictures/2000000F00000C96000001E735731D748ED83B48.svm" manifest:media-type="image/x-svm"/>
  <manifest:file-entry manifest:full-path="Object 1/Pictures/100002000000007300000012BE399AB8A1AEB78D.png" manifest:media-type="image/png"/>
  <manifest:file-entry manifest:full-path="Object 1/Pictures/2000000F00000BEB000001E7278EB47C7A5B37B8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pi_RPi400_default_20_5C" table:style-name="ta1">
        <table:shapes>
          <draw:frame draw:z-index="0" draw:style-name="gr1" draw:text-style-name="P1" svg:width="24.943cm" svg:height="13.786cm" svg:x="10.06cm" svg:y="0.133cm">
            <draw:object draw:notify-on-update-of-ranges="rpi_RPi400_default_20_5C.B2:rpi_RPi400_default_20_5C.B2 rpi_RPi400_default_20_5C.B3:rpi_RPi400_default_20_5C.B1070 rpi_RPi400_default_20_5C.E2:rpi_RPi400_default_20_5C.E2 rpi_RPi400_default_20_5C.E3:rpi_RPi400_default_20_5C.E10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PU freq.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<text:s/>ore</text:p>
          </table:table-cell>
          <table:table-cell office:value-type="string" calcext:value-type="string">
            <text:p>CPU temp,</text:p>
          </table:table-cell>
          <table:table-cell office:value-type="string" calcext:value-type="string">
            <text:p>64 ore T</text:p>
          </table:table-cell>
          <table:table-cell office:value-type="string" calcext:value-type="string">
            <text:p>emp (Max)</text:p>
          </table:table-cell>
          <table:table-cell office:value-type="string" calcext:value-type="string">
            <text:p><text:s/>IRQ/s</text:p>
          </table:table-cell>
          <table:table-cell office:value-type="string" calcext:value-type="string">
            <text:p><text:s text:c="3"/>RX B/s</text:p>
          </table:table-cell>
          <table:table-cell/>
          <table:table-cell office:value-type="string" calcext:value-type="string">
            <text:p><text:s text:c="4"/>TX B/s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09:48:0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36.02)</text:p>
          </table:table-cell>
          <table:table-cell office:value-type="float" office:value="3.214" calcext:value-type="float">
            <text:p>3,2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0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36.02)</text:p>
          </table:table-cell>
          <table:table-cell office:value-type="float" office:value="625" calcext:value-type="float">
            <text:p>6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1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6.02)</text:p>
          </table:table-cell>
          <table:table-cell office:value-type="float" office:value="1.043" calcext:value-type="float">
            <text:p>1,04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12</text:p>
          </table:table-cell>
          <table:table-cell office:value-type="float" office:value="800" calcext:value-type="float">
            <text:p>8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6.02)</text:p>
          </table:table-cell>
          <table:table-cell office:value-type="float" office:value="2.301" calcext:value-type="float">
            <text:p>2,30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1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37.48)</text:p>
          </table:table-cell>
          <table:table-cell office:value-type="float" office:value="1.564" calcext:value-type="float">
            <text:p>1,5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1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37.48)</text:p>
          </table:table-cell>
          <table:table-cell office:value-type="float" office:value="1.008" calcext:value-type="float">
            <text:p>1,0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1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7.48)</text:p>
          </table:table-cell>
          <table:table-cell office:value-type="float" office:value="2.193" calcext:value-type="float">
            <text:p>2,19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2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37.48)</text:p>
          </table:table-cell>
          <table:table-cell office:value-type="float" office:value="579" calcext:value-type="float">
            <text:p>57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37.48)</text:p>
          </table:table-cell>
          <table:table-cell office:value-type="float" office:value="1.143" calcext:value-type="float">
            <text:p>1,14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2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37.48)</text:p>
          </table:table-cell>
          <table:table-cell office:value-type="float" office:value="480" calcext:value-type="float">
            <text:p>48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48:2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37.48)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2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43)</text:p>
          </table:table-cell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3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54" calcext:value-type="float">
            <text:p>25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39.43)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3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196" calcext:value-type="float">
            <text:p>19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3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43)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3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215" calcext:value-type="float">
            <text:p>21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4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43)</text:p>
          </table:table-cell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4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199" calcext:value-type="float">
            <text:p>19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4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235" calcext:value-type="float">
            <text:p>23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4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4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43)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5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48:5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43)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5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267" calcext:value-type="float">
            <text:p>26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48:5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04" calcext:value-type="float">
            <text:p>20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8:5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194" calcext:value-type="float">
            <text:p>19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0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43)</text:p>
          </table:table-cell>
          <table:table-cell office:value-type="float" office:value="280" calcext:value-type="float">
            <text:p>28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49:0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43)</text:p>
          </table:table-cell>
          <table:table-cell office:value-type="float" office:value="288" calcext:value-type="float">
            <text:p>28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49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39.43)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9:49:0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264" calcext:value-type="float">
            <text:p>2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0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43)</text:p>
          </table:table-cell>
          <table:table-cell office:value-type="float" office:value="211" calcext:value-type="float">
            <text:p>2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1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43)</text:p>
          </table:table-cell>
          <table:table-cell office:value-type="float" office:value="276" calcext:value-type="float">
            <text:p>27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1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1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230" calcext:value-type="float">
            <text:p>23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1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43)</text:p>
          </table:table-cell>
          <table:table-cell office:value-type="float" office:value="272" calcext:value-type="float">
            <text:p>27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1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39.43)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07" calcext:value-type="float">
            <text:p>2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2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2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49:2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3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80" calcext:value-type="float">
            <text:p>280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9:49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3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43)</text:p>
          </table:table-cell>
          <table:table-cell office:value-type="float" office:value="276" calcext:value-type="float">
            <text:p>27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49:3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207" calcext:value-type="float">
            <text:p>2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3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4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43)</text:p>
          </table:table-cell>
          <table:table-cell office:value-type="float" office:value="265" calcext:value-type="float">
            <text:p>26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4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43)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4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43)</text:p>
          </table:table-cell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4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73" calcext:value-type="float">
            <text:p>27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4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280" calcext:value-type="float">
            <text:p>28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5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43)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5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196" calcext:value-type="float">
            <text:p>19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5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44" calcext:value-type="float">
            <text:p>24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49:5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270" calcext:value-type="float">
            <text:p>27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49:5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43)</text:p>
          </table:table-cell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0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43)</text:p>
          </table:table-cell>
          <table:table-cell office:value-type="float" office:value="261" calcext:value-type="float">
            <text:p>26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0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304" calcext:value-type="float">
            <text:p>30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0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220" calcext:value-type="float">
            <text:p>22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0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43)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1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43)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1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13" calcext:value-type="float">
            <text:p>21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1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1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43)</text:p>
          </table:table-cell>
          <table:table-cell office:value-type="float" office:value="206" calcext:value-type="float">
            <text:p>20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1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2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2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2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50:2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2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06" calcext:value-type="float">
            <text:p>20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50:3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222" calcext:value-type="float">
            <text:p>22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3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43)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3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43)</text:p>
          </table:table-cell>
          <table:table-cell office:value-type="float" office:value="207" calcext:value-type="float">
            <text:p>2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3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3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43)</text:p>
          </table:table-cell>
          <table:table-cell office:value-type="float" office:value="210" calcext:value-type="float">
            <text:p>21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4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18" calcext:value-type="float">
            <text:p>21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4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43)</text:p>
          </table:table-cell>
          <table:table-cell office:value-type="float" office:value="205" calcext:value-type="float">
            <text:p>20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4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43)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4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43)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5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5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04" calcext:value-type="float">
            <text:p>20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5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04" calcext:value-type="float">
            <text:p>20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0:5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92)</text:p>
          </table:table-cell>
          <table:table-cell office:value-type="float" office:value="218" calcext:value-type="float">
            <text:p>21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50:5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11" calcext:value-type="float">
            <text:p>2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0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92)</text:p>
          </table:table-cell>
          <table:table-cell office:value-type="float" office:value="210" calcext:value-type="float">
            <text:p>21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0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59" calcext:value-type="float">
            <text:p>25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9:51:0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39.92)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9:51:0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13" calcext:value-type="float">
            <text:p>21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0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92)</text:p>
          </table:table-cell>
          <table:table-cell office:value-type="float" office:value="264" calcext:value-type="float">
            <text:p>2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1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11" calcext:value-type="float">
            <text:p>2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1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55" calcext:value-type="float">
            <text:p>25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1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1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1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04" calcext:value-type="float">
            <text:p>20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2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92)</text:p>
          </table:table-cell>
          <table:table-cell office:value-type="float" office:value="207" calcext:value-type="float">
            <text:p>2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2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87" calcext:value-type="float">
            <text:p>28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51:2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2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92)</text:p>
          </table:table-cell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3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9:51:3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77" calcext:value-type="float">
            <text:p>27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3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15" calcext:value-type="float">
            <text:p>21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3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92)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3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80" calcext:value-type="float">
            <text:p>28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4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09" calcext:value-type="float">
            <text:p>20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4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4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24" calcext:value-type="float">
            <text:p>22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4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92)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4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92)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5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09" calcext:value-type="float">
            <text:p>20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5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5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66" calcext:value-type="float">
            <text:p>26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51:5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1:5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92)</text:p>
          </table:table-cell>
          <table:table-cell office:value-type="float" office:value="238" calcext:value-type="float">
            <text:p>23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0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92)</text:p>
          </table:table-cell>
          <table:table-cell office:value-type="float" office:value="285" calcext:value-type="float">
            <text:p>28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0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92)</text:p>
          </table:table-cell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13" calcext:value-type="float">
            <text:p>2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0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33" calcext:value-type="float">
            <text:p>23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0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92)</text:p>
          </table:table-cell>
          <table:table-cell office:value-type="float" office:value="273" calcext:value-type="float">
            <text:p>273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1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1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92)</text:p>
          </table:table-cell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1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1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92)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2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2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11" calcext:value-type="float">
            <text:p>2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2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92)</text:p>
          </table:table-cell>
          <table:table-cell office:value-type="float" office:value="266" calcext:value-type="float">
            <text:p>26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52:2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3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99" calcext:value-type="float">
            <text:p>299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9:52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92)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3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92)</text:p>
          </table:table-cell>
          <table:table-cell office:value-type="float" office:value="216" calcext:value-type="float">
            <text:p>21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52:3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3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27" calcext:value-type="float">
            <text:p>22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4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67" calcext:value-type="float">
            <text:p>26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4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39.92)</text:p>
          </table:table-cell>
          <table:table-cell office:value-type="float" office:value="206" calcext:value-type="float">
            <text:p>20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4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20" calcext:value-type="float">
            <text:p>22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4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4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67" calcext:value-type="float">
            <text:p>26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5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5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33" calcext:value-type="float">
            <text:p>23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5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65" calcext:value-type="float">
            <text:p>26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52:5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2:5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09" calcext:value-type="float">
            <text:p>20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0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50" calcext:value-type="float">
            <text:p>25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9:53:0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88" calcext:value-type="float">
            <text:p>28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9:53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9:53:0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92)</text:p>
          </table:table-cell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0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1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1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92)</text:p>
          </table:table-cell>
          <table:table-cell office:value-type="float" office:value="219" calcext:value-type="float">
            <text:p>21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1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11" calcext:value-type="float">
            <text:p>2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1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1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06" calcext:value-type="float">
            <text:p>20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2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07" calcext:value-type="float">
            <text:p>2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2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2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53:2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2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11" calcext:value-type="float">
            <text:p>21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53:3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3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3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3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29" calcext:value-type="float">
            <text:p>22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3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10" calcext:value-type="float">
            <text:p>21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4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68" calcext:value-type="float">
            <text:p>26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4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01" calcext:value-type="float">
            <text:p>201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4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47" calcext:value-type="float">
            <text:p>24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4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69" calcext:value-type="float">
            <text:p>26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5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5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5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3:5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66" calcext:value-type="float">
            <text:p>26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53:5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0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18" calcext:value-type="float">
            <text:p>21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0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90" calcext:value-type="float">
            <text:p>29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9:54:0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73" calcext:value-type="float">
            <text:p>273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9:54:0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0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1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1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10" calcext:value-type="float">
            <text:p>21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1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92)</text:p>
          </table:table-cell>
          <table:table-cell office:value-type="float" office:value="207" calcext:value-type="float">
            <text:p>2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1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1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61" calcext:value-type="float">
            <text:p>2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2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2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50" calcext:value-type="float">
            <text:p>25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54:2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92)</text:p>
          </table:table-cell>
          <table:table-cell office:value-type="float" office:value="259" calcext:value-type="float">
            <text:p>25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2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3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54:3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3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27" calcext:value-type="float">
            <text:p>22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3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05" calcext:value-type="float">
            <text:p>20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3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4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39.92)</text:p>
          </table:table-cell>
          <table:table-cell office:value-type="float" office:value="270" calcext:value-type="float">
            <text:p>27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4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4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13" calcext:value-type="float">
            <text:p>2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4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4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77" calcext:value-type="float">
            <text:p>27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5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5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5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12" calcext:value-type="float">
            <text:p>21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54:5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65" calcext:value-type="float">
            <text:p>26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4:5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197" calcext:value-type="float">
            <text:p>19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0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73" calcext:value-type="float">
            <text:p>27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55:0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78" calcext:value-type="float">
            <text:p>27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9:55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19" calcext:value-type="float">
            <text:p>21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0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208" calcext:value-type="float">
            <text:p>208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0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1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1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20" calcext:value-type="float">
            <text:p>22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1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1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2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39.92)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2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39.92)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2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39.92)</text:p>
          </table:table-cell>
          <table:table-cell office:value-type="float" office:value="143" calcext:value-type="float">
            <text:p>14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2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39.92)</text:p>
          </table:table-cell>
          <table:table-cell office:value-type="float" office:value="205" calcext:value-type="float">
            <text:p>20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55:2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39.92)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3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39.92)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32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39.92)</text:p>
          </table:table-cell>
          <table:table-cell office:value-type="float" office:value="143" calcext:value-type="float">
            <text:p>14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3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39.92)</text:p>
          </table:table-cell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3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39.92)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3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4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39.92)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4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4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39.92)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4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39.92)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49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5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5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5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39.92)</text:p>
          </table:table-cell>
          <table:table-cell office:value-type="float" office:value="174" calcext:value-type="float">
            <text:p>17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55:5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5:5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07" calcext:value-type="float">
            <text:p>10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0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39.92)</text:p>
          </table:table-cell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0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39.92)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0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85" calcext:value-type="float">
            <text:p>18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0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39.92)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0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1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1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1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55" calcext:value-type="float">
            <text:p>15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1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2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2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39.92)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2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2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204" calcext:value-type="float">
            <text:p>204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56:2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3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3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39.92)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3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39.92)</text:p>
          </table:table-cell>
          <table:table-cell office:value-type="float" office:value="207" calcext:value-type="float">
            <text:p>2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3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3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4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4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39.92)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4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4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39.92)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48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5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5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39.92)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5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56:5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39.92)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6:5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01</text:p>
          </table:table-cell>
          <table:table-cell office:value-type="float" office:value="800" calcext:value-type="float">
            <text:p>8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39.92)</text:p>
          </table:table-cell>
          <table:table-cell office:value-type="float" office:value="205" calcext:value-type="float">
            <text:p>20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57:0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57:0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209" calcext:value-type="float">
            <text:p>20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57:0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0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1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1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1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1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39.92)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1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2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39.92)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2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39.92)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2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39.92)</text:p>
          </table:table-cell>
          <table:table-cell office:value-type="float" office:value="198" calcext:value-type="float">
            <text:p>19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57:2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16" calcext:value-type="float">
            <text:p>11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3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39.92)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3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39.92)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3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3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3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4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4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4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4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4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208" calcext:value-type="float">
            <text:p>2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5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5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5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39.92)</text:p>
          </table:table-cell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57:5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39.92)</text:p>
          </table:table-cell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7:5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39.92)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0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39.92)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0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39.92)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0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39.92)</text:p>
          </table:table-cell>
          <table:table-cell office:value-type="float" office:value="199" calcext:value-type="float">
            <text:p>19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0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0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39.92)</text:p>
          </table:table-cell>
          <table:table-cell office:value-type="float" office:value="143" calcext:value-type="float">
            <text:p>14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1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39.92)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1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1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39.92)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1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39.92)</text:p>
          </table:table-cell>
          <table:table-cell office:value-type="float" office:value="365" calcext:value-type="float">
            <text:p>36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1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322" calcext:value-type="float">
            <text:p>32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2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39.92)</text:p>
          </table:table-cell>
          <table:table-cell office:value-type="float" office:value="293" calcext:value-type="float">
            <text:p>293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2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323" calcext:value-type="float">
            <text:p>32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2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39.92)</text:p>
          </table:table-cell>
          <table:table-cell office:value-type="float" office:value="354" calcext:value-type="float">
            <text:p>35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58:2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3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286" calcext:value-type="float">
            <text:p>28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39.92)</text:p>
          </table:table-cell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3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0.41)</text:p>
          </table:table-cell>
          <table:table-cell office:value-type="float" office:value="343" calcext:value-type="float">
            <text:p>34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3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40.41)</text:p>
          </table:table-cell>
          <table:table-cell office:value-type="float" office:value="309" calcext:value-type="float">
            <text:p>30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3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0.41)</text:p>
          </table:table-cell>
          <table:table-cell office:value-type="float" office:value="306" calcext:value-type="float">
            <text:p>30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4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40.41)</text:p>
          </table:table-cell>
          <table:table-cell office:value-type="float" office:value="318" calcext:value-type="float">
            <text:p>31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4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0.41)</text:p>
          </table:table-cell>
          <table:table-cell office:value-type="float" office:value="353" calcext:value-type="float">
            <text:p>35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4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40.41)</text:p>
          </table:table-cell>
          <table:table-cell office:value-type="float" office:value="298" calcext:value-type="float">
            <text:p>29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4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0.41)</text:p>
          </table:table-cell>
          <table:table-cell office:value-type="float" office:value="318" calcext:value-type="float">
            <text:p>31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4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0.41)</text:p>
          </table:table-cell>
          <table:table-cell office:value-type="float" office:value="352" calcext:value-type="float">
            <text:p>35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5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0.41)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5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0.41)</text:p>
          </table:table-cell>
          <table:table-cell office:value-type="float" office:value="286" calcext:value-type="float">
            <text:p>28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5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0.41)</text:p>
          </table:table-cell>
          <table:table-cell office:value-type="float" office:value="321" calcext:value-type="float">
            <text:p>321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58:5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0.41)</text:p>
          </table:table-cell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8:5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0.41)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0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0.89)</text:p>
          </table:table-cell>
          <table:table-cell office:value-type="float" office:value="319" calcext:value-type="float">
            <text:p>3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9:59:0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0.89)</text:p>
          </table:table-cell>
          <table:table-cell office:value-type="float" office:value="357" calcext:value-type="float">
            <text:p>35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9:59:0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0.89)</text:p>
          </table:table-cell>
          <table:table-cell office:value-type="float" office:value="358" calcext:value-type="float">
            <text:p>35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59:0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0.89)</text:p>
          </table:table-cell>
          <table:table-cell office:value-type="float" office:value="295" calcext:value-type="float">
            <text:p>29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0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0.89)</text:p>
          </table:table-cell>
          <table:table-cell office:value-type="float" office:value="322" calcext:value-type="float">
            <text:p>32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1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40.89)</text:p>
          </table:table-cell>
          <table:table-cell office:value-type="float" office:value="323" calcext:value-type="float">
            <text:p>32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1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0.89)</text:p>
          </table:table-cell>
          <table:table-cell office:value-type="float" office:value="286" calcext:value-type="float">
            <text:p>28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1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0.89)</text:p>
          </table:table-cell>
          <table:table-cell office:value-type="float" office:value="278" calcext:value-type="float">
            <text:p>27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1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40.89)</text:p>
          </table:table-cell>
          <table:table-cell office:value-type="float" office:value="358" calcext:value-type="float">
            <text:p>35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1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0.89)</text:p>
          </table:table-cell>
          <table:table-cell office:value-type="float" office:value="315" calcext:value-type="float">
            <text:p>31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2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0.89)</text:p>
          </table:table-cell>
          <table:table-cell office:value-type="float" office:value="306" calcext:value-type="float">
            <text:p>30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2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40.89)</text:p>
          </table:table-cell>
          <table:table-cell office:value-type="float" office:value="303" calcext:value-type="float">
            <text:p>3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2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0.89)</text:p>
          </table:table-cell>
          <table:table-cell office:value-type="float" office:value="317" calcext:value-type="float">
            <text:p>31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59:2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0.89)</text:p>
          </table:table-cell>
          <table:table-cell office:value-type="float" office:value="377" calcext:value-type="float">
            <text:p>377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2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0.89)</text:p>
          </table:table-cell>
          <table:table-cell office:value-type="float" office:value="302" calcext:value-type="float">
            <text:p>30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3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0.89)</text:p>
          </table:table-cell>
          <table:table-cell office:value-type="float" office:value="293" calcext:value-type="float">
            <text:p>29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3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0.89)</text:p>
          </table:table-cell>
          <table:table-cell office:value-type="float" office:value="292" calcext:value-type="float">
            <text:p>29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3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0.89)</text:p>
          </table:table-cell>
          <table:table-cell office:value-type="float" office:value="287" calcext:value-type="float">
            <text:p>28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3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0.89)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3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0.89)</text:p>
          </table:table-cell>
          <table:table-cell office:value-type="float" office:value="338" calcext:value-type="float">
            <text:p>33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4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0.89)</text:p>
          </table:table-cell>
          <table:table-cell office:value-type="float" office:value="322" calcext:value-type="float">
            <text:p>32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4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0.89)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4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1.38)</text:p>
          </table:table-cell>
          <table:table-cell office:value-type="float" office:value="303" calcext:value-type="float">
            <text:p>30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4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288" calcext:value-type="float">
            <text:p>28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5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41.38)</text:p>
          </table:table-cell>
          <table:table-cell office:value-type="float" office:value="291" calcext:value-type="float">
            <text:p>29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5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5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299" calcext:value-type="float">
            <text:p>29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:59:5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313" calcext:value-type="float">
            <text:p>31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59:5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1.38)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0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293" calcext:value-type="float">
            <text:p>29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0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38)</text:p>
          </table:table-cell>
          <table:table-cell office:value-type="float" office:value="345" calcext:value-type="float">
            <text:p>34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0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1.38)</text:p>
          </table:table-cell>
          <table:table-cell office:value-type="float" office:value="296" calcext:value-type="float">
            <text:p>29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0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1.38)</text:p>
          </table:table-cell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0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1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21" calcext:value-type="float">
            <text:p>32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1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1.38)</text:p>
          </table:table-cell>
          <table:table-cell office:value-type="float" office:value="298" calcext:value-type="float">
            <text:p>29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1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287" calcext:value-type="float">
            <text:p>28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1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1.38)</text:p>
          </table:table-cell>
          <table:table-cell office:value-type="float" office:value="297" calcext:value-type="float">
            <text:p>29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1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299" calcext:value-type="float">
            <text:p>29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2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294" calcext:value-type="float">
            <text:p>29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2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08" calcext:value-type="float">
            <text:p>30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0:2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295" calcext:value-type="float">
            <text:p>29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2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20" calcext:value-type="float">
            <text:p>32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3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38)</text:p>
          </table:table-cell>
          <table:table-cell office:value-type="float" office:value="372" calcext:value-type="float">
            <text:p>372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0:3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1.38)</text:p>
          </table:table-cell>
          <table:table-cell office:value-type="float" office:value="313" calcext:value-type="float">
            <text:p>31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3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1.38)</text:p>
          </table:table-cell>
          <table:table-cell office:value-type="float" office:value="295" calcext:value-type="float">
            <text:p>29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0:3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3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85" calcext:value-type="float">
            <text:p>38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4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315" calcext:value-type="float">
            <text:p>31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4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1.38)</text:p>
          </table:table-cell>
          <table:table-cell office:value-type="float" office:value="292" calcext:value-type="float">
            <text:p>29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4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38)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4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308" calcext:value-type="float">
            <text:p>30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4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1.38)</text:p>
          </table:table-cell>
          <table:table-cell office:value-type="float" office:value="287" calcext:value-type="float">
            <text:p>28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5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23" calcext:value-type="float">
            <text:p>32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5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19" calcext:value-type="float">
            <text:p>31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5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324" calcext:value-type="float">
            <text:p>32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0:5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0:5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1.38)</text:p>
          </table:table-cell>
          <table:table-cell office:value-type="float" office:value="311" calcext:value-type="float">
            <text:p>31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1:0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43" calcext:value-type="float">
            <text:p>34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01:0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03" calcext:value-type="float">
            <text:p>303</text:p>
          </table:table-cell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01:0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38)</text:p>
          </table:table-cell>
          <table:table-cell office:value-type="float" office:value="332" calcext:value-type="float">
            <text:p>332</text:p>
          </table:table-cell>
          <table:table-cell office:value-type="float" office:value="1.085" calcext:value-type="float">
            <text:p>1,08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0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333" calcext:value-type="float">
            <text:p>333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1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1.38)</text:p>
          </table:table-cell>
          <table:table-cell office:value-type="float" office:value="331" calcext:value-type="float">
            <text:p>331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1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325" calcext:value-type="float">
            <text:p>3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1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294" calcext:value-type="float">
            <text:p>29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1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38)</text:p>
          </table:table-cell>
          <table:table-cell office:value-type="float" office:value="296" calcext:value-type="float">
            <text:p>296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1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299" calcext:value-type="float">
            <text:p>299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2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286" calcext:value-type="float">
            <text:p>28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308" calcext:value-type="float">
            <text:p>3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2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38)</text:p>
          </table:table-cell>
          <table:table-cell office:value-type="float" office:value="311" calcext:value-type="float">
            <text:p>31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1:2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38)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2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38)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3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1.38)</text:p>
          </table:table-cell>
          <table:table-cell office:value-type="float" office:value="308" calcext:value-type="float">
            <text:p>30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294" calcext:value-type="float">
            <text:p>29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3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293" calcext:value-type="float">
            <text:p>29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3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04" calcext:value-type="float">
            <text:p>30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3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38)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4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4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1.38)</text:p>
          </table:table-cell>
          <table:table-cell office:value-type="float" office:value="311" calcext:value-type="float">
            <text:p>31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4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1.38)</text:p>
          </table:table-cell>
          <table:table-cell office:value-type="float" office:value="291" calcext:value-type="float">
            <text:p>29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4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38)</text:p>
          </table:table-cell>
          <table:table-cell office:value-type="float" office:value="298" calcext:value-type="float">
            <text:p>29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4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297" calcext:value-type="float">
            <text:p>29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5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5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1.38)</text:p>
          </table:table-cell>
          <table:table-cell office:value-type="float" office:value="292" calcext:value-type="float">
            <text:p>29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1:5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04" calcext:value-type="float">
            <text:p>30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1:5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38)</text:p>
          </table:table-cell>
          <table:table-cell office:value-type="float" office:value="327" calcext:value-type="float">
            <text:p>327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1:5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38)</text:p>
          </table:table-cell>
          <table:table-cell office:value-type="float" office:value="297" calcext:value-type="float">
            <text:p>29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02:0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0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293" calcext:value-type="float">
            <text:p>29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38)</text:p>
          </table:table-cell>
          <table:table-cell office:value-type="float" office:value="294" calcext:value-type="float">
            <text:p>29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0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01" calcext:value-type="float">
            <text:p>30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0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1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60" calcext:value-type="float">
            <text:p>36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1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38)</text:p>
          </table:table-cell>
          <table:table-cell office:value-type="float" office:value="318" calcext:value-type="float">
            <text:p>31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1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38)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1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38)</text:p>
          </table:table-cell>
          <table:table-cell office:value-type="float" office:value="305" calcext:value-type="float">
            <text:p>30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2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38)</text:p>
          </table:table-cell>
          <table:table-cell office:value-type="float" office:value="355" calcext:value-type="float">
            <text:p>35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1.87)</text:p>
          </table:table-cell>
          <table:table-cell office:value-type="float" office:value="401" calcext:value-type="float">
            <text:p>40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2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1.87)</text:p>
          </table:table-cell>
          <table:table-cell office:value-type="float" office:value="306" calcext:value-type="float">
            <text:p>30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2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1.87)</text:p>
          </table:table-cell>
          <table:table-cell office:value-type="float" office:value="723" calcext:value-type="float">
            <text:p>72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2:2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1.87)</text:p>
          </table:table-cell>
          <table:table-cell office:value-type="float" office:value="324" calcext:value-type="float">
            <text:p>32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2:3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87)</text:p>
          </table:table-cell>
          <table:table-cell office:value-type="float" office:value="411" calcext:value-type="float">
            <text:p>411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02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1.87)</text:p>
          </table:table-cell>
          <table:table-cell office:value-type="float" office:value="336" calcext:value-type="float">
            <text:p>33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02:3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1.87)</text:p>
          </table:table-cell>
          <table:table-cell office:value-type="float" office:value="322" calcext:value-type="float">
            <text:p>32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3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87)</text:p>
          </table:table-cell>
          <table:table-cell office:value-type="float" office:value="433" calcext:value-type="float">
            <text:p>433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2:3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1.87)</text:p>
          </table:table-cell>
          <table:table-cell office:value-type="float" office:value="420" calcext:value-type="float">
            <text:p>420</text:p>
          </table:table-cell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02:4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1.87)</text:p>
          </table:table-cell>
          <table:table-cell office:value-type="float" office:value="449" calcext:value-type="float">
            <text:p>449</text:p>
          </table:table-cell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02:4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1.87)</text:p>
          </table:table-cell>
          <table:table-cell office:value-type="float" office:value="377" calcext:value-type="float">
            <text:p>37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02:4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1.87)</text:p>
          </table:table-cell>
          <table:table-cell office:value-type="float" office:value="365" calcext:value-type="float">
            <text:p>365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2:4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1.87)</text:p>
          </table:table-cell>
          <table:table-cell office:value-type="float" office:value="339" calcext:value-type="float">
            <text:p>33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02:4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2.35)</text:p>
          </table:table-cell>
          <table:table-cell office:value-type="float" office:value="340" calcext:value-type="float">
            <text:p>34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5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296" calcext:value-type="float">
            <text:p>29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5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2.35)</text:p>
          </table:table-cell>
          <table:table-cell office:value-type="float" office:value="454" calcext:value-type="float">
            <text:p>45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5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2.35)</text:p>
          </table:table-cell>
          <table:table-cell office:value-type="float" office:value="364" calcext:value-type="float">
            <text:p>364</text:p>
          </table:table-cell>
          <table:table-cell office:value-type="float" office:value="494" calcext:value-type="float">
            <text:p>49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02:5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02:5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341" calcext:value-type="float">
            <text:p>34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0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358" calcext:value-type="float">
            <text:p>35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03:0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309" calcext:value-type="float">
            <text:p>30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0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2.35)</text:p>
          </table:table-cell>
          <table:table-cell office:value-type="float" office:value="297" calcext:value-type="float">
            <text:p>29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0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400" calcext:value-type="float">
            <text:p>4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1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315" calcext:value-type="float">
            <text:p>31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1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336" calcext:value-type="float">
            <text:p>33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1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305" calcext:value-type="float">
            <text:p>30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1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295" calcext:value-type="float">
            <text:p>29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1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302" calcext:value-type="float">
            <text:p>30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2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303" calcext:value-type="float">
            <text:p>3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2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300" calcext:value-type="float">
            <text:p>30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2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820" calcext:value-type="float">
            <text:p>82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3:2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3:2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2.35)</text:p>
          </table:table-cell>
          <table:table-cell office:value-type="float" office:value="450" calcext:value-type="float">
            <text:p>450</text:p>
          </table:table-cell>
          <table:table-cell office:value-type="float" office:value="494" calcext:value-type="float">
            <text:p>49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03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772" calcext:value-type="float">
            <text:p>77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03:3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2.35)</text:p>
          </table:table-cell>
          <table:table-cell office:value-type="float" office:value="359" calcext:value-type="float">
            <text:p>35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03:3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2.35)</text:p>
          </table:table-cell>
          <table:table-cell office:value-type="float" office:value="429" calcext:value-type="float">
            <text:p>429</text:p>
          </table:table-cell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03:3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2.35)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3:4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835" calcext:value-type="float">
            <text:p>83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03:4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425" calcext:value-type="float">
            <text:p>42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3:4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340" calcext:value-type="float">
            <text:p>340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3:4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368" calcext:value-type="float">
            <text:p>36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03:4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417" calcext:value-type="float">
            <text:p>417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03:5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298" calcext:value-type="float">
            <text:p>29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5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367" calcext:value-type="float">
            <text:p>36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5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411" calcext:value-type="float">
            <text:p>411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3:5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2.35)</text:p>
          </table:table-cell>
          <table:table-cell office:value-type="float" office:value="296" calcext:value-type="float">
            <text:p>29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5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0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0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355" calcext:value-type="float">
            <text:p>35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0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318" calcext:value-type="float">
            <text:p>31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0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0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1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2.35)</text:p>
          </table:table-cell>
          <table:table-cell office:value-type="float" office:value="280" calcext:value-type="float">
            <text:p>28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1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276" calcext:value-type="float">
            <text:p>27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1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331" calcext:value-type="float">
            <text:p>331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1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362" calcext:value-type="float">
            <text:p>36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1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2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705" calcext:value-type="float">
            <text:p>70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2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321" calcext:value-type="float">
            <text:p>321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4:2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676" calcext:value-type="float">
            <text:p>676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04:2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404" calcext:value-type="float">
            <text:p>404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4:2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337" calcext:value-type="float">
            <text:p>337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04:3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4:3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413" calcext:value-type="float">
            <text:p>4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3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770" calcext:value-type="float">
            <text:p>77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3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312" calcext:value-type="float">
            <text:p>31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4:3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325" calcext:value-type="float">
            <text:p>325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4:4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398" calcext:value-type="float">
            <text:p>39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4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2.35)</text:p>
          </table:table-cell>
          <table:table-cell office:value-type="float" office:value="857" calcext:value-type="float">
            <text:p>85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4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427" calcext:value-type="float">
            <text:p>427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04:4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04:4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808" calcext:value-type="float">
            <text:p>80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5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330" calcext:value-type="float">
            <text:p>330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04:5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401" calcext:value-type="float">
            <text:p>40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04:5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335" calcext:value-type="float">
            <text:p>33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5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382" calcext:value-type="float">
            <text:p>38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0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466" calcext:value-type="float">
            <text:p>46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5:0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435" calcext:value-type="float">
            <text:p>435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05:0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370" calcext:value-type="float">
            <text:p>370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05:0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336" calcext:value-type="float">
            <text:p>33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05:0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1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406" calcext:value-type="float">
            <text:p>40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1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349" calcext:value-type="float">
            <text:p>34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1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1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1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2.35)</text:p>
          </table:table-cell>
          <table:table-cell office:value-type="float" office:value="213" calcext:value-type="float">
            <text:p>21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2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2.35)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2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42.35)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2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42.35)</text:p>
          </table:table-cell>
          <table:table-cell office:value-type="float" office:value="114" calcext:value-type="float">
            <text:p>11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5:2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2.35)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2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2.35)</text:p>
          </table:table-cell>
          <table:table-cell office:value-type="float" office:value="758" calcext:value-type="float">
            <text:p>75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3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2.35)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5:3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2.35)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5:3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2.35)</text:p>
          </table:table-cell>
          <table:table-cell office:value-type="float" office:value="693" calcext:value-type="float">
            <text:p>69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3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2.35)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3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2.35)</text:p>
          </table:table-cell>
          <table:table-cell office:value-type="float" office:value="642" calcext:value-type="float">
            <text:p>642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41</text:p>
          </table:table-cell>
          <table:table-cell office:value-type="float" office:value="800" calcext:value-type="float">
            <text:p>8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2.35)</text:p>
          </table:table-cell>
          <table:table-cell office:value-type="float" office:value="258" calcext:value-type="float">
            <text:p>25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05:4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138" calcext:value-type="float">
            <text:p>138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05:4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2.35)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4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218" calcext:value-type="float">
            <text:p>21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5:4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2.35)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5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2.35)</text:p>
          </table:table-cell>
          <table:table-cell office:value-type="float" office:value="655" calcext:value-type="float">
            <text:p>65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53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2.35)</text:p>
          </table:table-cell>
          <table:table-cell office:value-type="float" office:value="184" calcext:value-type="float">
            <text:p>184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05:5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2.35)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05:5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5:5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2.35)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6:0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2.35)</text:p>
          </table:table-cell>
          <table:table-cell office:value-type="float" office:value="444" calcext:value-type="float">
            <text:p>44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6:0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2.35)</text:p>
          </table:table-cell>
          <table:table-cell office:value-type="float" office:value="227" calcext:value-type="float">
            <text:p>227</text:p>
          </table:table-cell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06:0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2.35)</text:p>
          </table:table-cell>
          <table:table-cell office:value-type="float" office:value="259" calcext:value-type="float">
            <text:p>259</text:p>
          </table:table-cell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06:0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06:10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2.35)</text:p>
          </table:table-cell>
          <table:table-cell office:value-type="float" office:value="416" calcext:value-type="float">
            <text:p>41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6:1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2.35)</text:p>
          </table:table-cell>
          <table:table-cell office:value-type="float" office:value="279" calcext:value-type="float">
            <text:p>27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6:1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2.35)</text:p>
          </table:table-cell>
          <table:table-cell office:value-type="float" office:value="216" calcext:value-type="float">
            <text:p>216</text:p>
          </table:table-cell>
          <table:table-cell office:value-type="float" office:value="471" calcext:value-type="float">
            <text:p>47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06:1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188" calcext:value-type="float">
            <text:p>18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1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6:2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2.35)</text:p>
          </table:table-cell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2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2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227" calcext:value-type="float">
            <text:p>227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06:2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6:2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2.35)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6:3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2.35)</text:p>
          </table:table-cell>
          <table:table-cell office:value-type="float" office:value="197" calcext:value-type="float">
            <text:p>197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6:3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3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3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3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4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4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4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4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2.35)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4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5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513" calcext:value-type="float">
            <text:p>5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5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377" calcext:value-type="float">
            <text:p>37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5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2.35)</text:p>
          </table:table-cell>
          <table:table-cell office:value-type="float" office:value="256" calcext:value-type="float">
            <text:p>256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06:5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2.35)</text:p>
          </table:table-cell>
          <table:table-cell office:value-type="float" office:value="207" calcext:value-type="float">
            <text:p>20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5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string" calcext:value-type="string">
            <text:p><text:s/>(42.35)</text:p>
          </table:table-cell>
          <table:table-cell office:value-type="float" office:value="196" calcext:value-type="float">
            <text:p>19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01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string" calcext:value-type="string">
            <text:p><text:s/>(42.35)</text:p>
          </table:table-cell>
          <table:table-cell office:value-type="float" office:value="279" calcext:value-type="float">
            <text:p>27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0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0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string" calcext:value-type="string">
            <text:p><text:s/>(42.35)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0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175" calcext:value-type="float">
            <text:p>17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0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string" calcext:value-type="string">
            <text:p><text:s/>(42.35)</text:p>
          </table:table-cell>
          <table:table-cell office:value-type="float" office:value="233" calcext:value-type="float">
            <text:p>233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1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1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662" calcext:value-type="float">
            <text:p>66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1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string" calcext:value-type="string">
            <text:p><text:s/>(42.35)</text:p>
          </table:table-cell>
          <table:table-cell office:value-type="float" office:value="204" calcext:value-type="float">
            <text:p>204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07:1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7:2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7:22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7:2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364" calcext:value-type="float">
            <text:p>3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2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string" calcext:value-type="string">
            <text:p><text:s/>(42.35)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07:2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286" calcext:value-type="float">
            <text:p>286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7:3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string" calcext:value-type="string">
            <text:p><text:s/>(42.35)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7:3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string" calcext:value-type="string">
            <text:p><text:s/>(42.35)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7:3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string" calcext:value-type="string">
            <text:p><text:s/>(42.35)</text:p>
          </table:table-cell>
          <table:table-cell office:value-type="float" office:value="269" calcext:value-type="float">
            <text:p>26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3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3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string" calcext:value-type="string">
            <text:p><text:s/>(42.35)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4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4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4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4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4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772" calcext:value-type="float">
            <text:p>77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5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7:5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string" calcext:value-type="string">
            <text:p><text:s/>(42.35)</text:p>
          </table:table-cell>
          <table:table-cell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7:5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171" calcext:value-type="float">
            <text:p>17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7:57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2.35)</text:p>
          </table:table-cell>
          <table:table-cell office:value-type="float" office:value="259" calcext:value-type="float">
            <text:p>25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59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763" calcext:value-type="float">
            <text:p>76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01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205" calcext:value-type="float">
            <text:p>205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08:0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224" calcext:value-type="float">
            <text:p>22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8:0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string" calcext:value-type="string">
            <text:p><text:s/>(42.35)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8:0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string" calcext:value-type="string">
            <text:p><text:s/>(42.35)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08:09</text:p>
          </table:table-cell>
          <table:table-cell office:value-type="float" office:value="800" calcext:value-type="float">
            <text:p>8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2.35)</text:p>
          </table:table-cell>
          <table:table-cell office:value-type="float" office:value="475" calcext:value-type="float">
            <text:p>475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08:11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2.35)</text:p>
          </table:table-cell>
          <table:table-cell office:value-type="float" office:value="328" calcext:value-type="float">
            <text:p>328</text:p>
          </table:table-cell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08:13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string" calcext:value-type="string">
            <text:p><text:s/>(42.35)</text:p>
          </table:table-cell>
          <table:table-cell office:value-type="float" office:value="409" calcext:value-type="float">
            <text:p>409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8:1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2.35)</text:p>
          </table:table-cell>
          <table:table-cell office:value-type="float" office:value="239" calcext:value-type="float">
            <text:p>239</text:p>
          </table:table-cell>
          <table:table-cell office:value-type="float" office:value="481" calcext:value-type="float">
            <text:p>4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08:1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2.35)</text:p>
          </table:table-cell>
          <table:table-cell office:value-type="float" office:value="367" calcext:value-type="float">
            <text:p>36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08:2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2.35)</text:p>
          </table:table-cell>
          <table:table-cell office:value-type="float" office:value="482" calcext:value-type="float">
            <text:p>48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08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2.35)</text:p>
          </table:table-cell>
          <table:table-cell office:value-type="float" office:value="404" calcext:value-type="float">
            <text:p>40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8:2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2.35)</text:p>
          </table:table-cell>
          <table:table-cell office:value-type="float" office:value="462" calcext:value-type="float">
            <text:p>46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2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2.35)</text:p>
          </table:table-cell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08:2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2.35)</text:p>
          </table:table-cell>
          <table:table-cell office:value-type="float" office:value="431" calcext:value-type="float">
            <text:p>431</text:p>
          </table:table-cell>
          <table:table-cell office:value-type="float" office:value="464" calcext:value-type="float">
            <text:p>4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08:3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414" calcext:value-type="float">
            <text:p>41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08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591" calcext:value-type="float">
            <text:p>59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3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2.35)</text:p>
          </table:table-cell>
          <table:table-cell office:value-type="float" office:value="388" calcext:value-type="float">
            <text:p>38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3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378" calcext:value-type="float">
            <text:p>37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3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2.35)</text:p>
          </table:table-cell>
          <table:table-cell office:value-type="float" office:value="382" calcext:value-type="float">
            <text:p>38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4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397" calcext:value-type="float">
            <text:p>39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4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2.35)</text:p>
          </table:table-cell>
          <table:table-cell office:value-type="float" office:value="415" calcext:value-type="float">
            <text:p>41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4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2.35)</text:p>
          </table:table-cell>
          <table:table-cell office:value-type="float" office:value="1.017" calcext:value-type="float">
            <text:p>1,01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4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494" calcext:value-type="float">
            <text:p>49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8:4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404" calcext:value-type="float">
            <text:p>404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08:5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858" calcext:value-type="float">
            <text:p>85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08:5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427" calcext:value-type="float">
            <text:p>42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08:5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2.35)</text:p>
          </table:table-cell>
          <table:table-cell office:value-type="float" office:value="500" calcext:value-type="float">
            <text:p>500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08:5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555" calcext:value-type="float">
            <text:p>555</text:p>
          </table:table-cell>
          <table:table-cell office:value-type="float" office:value="1.402" calcext:value-type="float">
            <text:p>1,402</text:p>
          </table:table-cell>
          <table:table-cell office:value-type="float" office:value="1.4" calcext:value-type="float">
            <text:p>1,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8:5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2.35)</text:p>
          </table:table-cell>
          <table:table-cell office:value-type="float" office:value="523" calcext:value-type="float">
            <text:p>523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09:0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2.35)</text:p>
          </table:table-cell>
          <table:table-cell office:value-type="float" office:value="439" calcext:value-type="float">
            <text:p>43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09:0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2.35)</text:p>
          </table:table-cell>
          <table:table-cell office:value-type="float" office:value="583" calcext:value-type="float">
            <text:p>583</text:p>
          </table:table-cell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9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2.35)</text:p>
          </table:table-cell>
          <table:table-cell office:value-type="float" office:value="461" calcext:value-type="float">
            <text:p>461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09:0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2.84)</text:p>
          </table:table-cell>
          <table:table-cell office:value-type="float" office:value="424" calcext:value-type="float">
            <text:p>42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09:0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2.84)</text:p>
          </table:table-cell>
          <table:table-cell office:value-type="float" office:value="533" calcext:value-type="float">
            <text:p>53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1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2.84)</text:p>
          </table:table-cell>
          <table:table-cell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09:1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3.33)</text:p>
          </table:table-cell>
          <table:table-cell office:value-type="float" office:value="386" calcext:value-type="float">
            <text:p>386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1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3.33)</text:p>
          </table:table-cell>
          <table:table-cell office:value-type="float" office:value="873" calcext:value-type="float">
            <text:p>87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1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3.33)</text:p>
          </table:table-cell>
          <table:table-cell office:value-type="float" office:value="554" calcext:value-type="float">
            <text:p>55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09:2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3.33)</text:p>
          </table:table-cell>
          <table:table-cell office:value-type="float" office:value="411" calcext:value-type="float">
            <text:p>411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09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3.33)</text:p>
          </table:table-cell>
          <table:table-cell office:value-type="float" office:value="513" calcext:value-type="float">
            <text:p>51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09:2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3.33)</text:p>
          </table:table-cell>
          <table:table-cell office:value-type="float" office:value="505" calcext:value-type="float">
            <text:p>505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09:2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3.33)</text:p>
          </table:table-cell>
          <table:table-cell office:value-type="float" office:value="387" calcext:value-type="float">
            <text:p>38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2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3.33)</text:p>
          </table:table-cell>
          <table:table-cell office:value-type="float" office:value="410" calcext:value-type="float">
            <text:p>41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3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3.33)</text:p>
          </table:table-cell>
          <table:table-cell office:value-type="float" office:value="496" calcext:value-type="float">
            <text:p>49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3.33)</text:p>
          </table:table-cell>
          <table:table-cell office:value-type="float" office:value="393" calcext:value-type="float">
            <text:p>39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3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3.33)</text:p>
          </table:table-cell>
          <table:table-cell office:value-type="float" office:value="375" calcext:value-type="float">
            <text:p>37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3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3.33)</text:p>
          </table:table-cell>
          <table:table-cell office:value-type="float" office:value="377" calcext:value-type="float">
            <text:p>37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3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3.33)</text:p>
          </table:table-cell>
          <table:table-cell office:value-type="float" office:value="444" calcext:value-type="float">
            <text:p>44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4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4.30)</text:p>
          </table:table-cell>
          <table:table-cell office:value-type="float" office:value="411" calcext:value-type="float">
            <text:p>4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4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4.30)</text:p>
          </table:table-cell>
          <table:table-cell office:value-type="float" office:value="465" calcext:value-type="float">
            <text:p>46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4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4.30)</text:p>
          </table:table-cell>
          <table:table-cell office:value-type="float" office:value="380" calcext:value-type="float">
            <text:p>38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4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4.30)</text:p>
          </table:table-cell>
          <table:table-cell office:value-type="float" office:value="394" calcext:value-type="float">
            <text:p>39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4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4.30)</text:p>
          </table:table-cell>
          <table:table-cell office:value-type="float" office:value="377" calcext:value-type="float">
            <text:p>37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5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4.30)</text:p>
          </table:table-cell>
          <table:table-cell office:value-type="float" office:value="432" calcext:value-type="float">
            <text:p>43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5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4.30)</text:p>
          </table:table-cell>
          <table:table-cell office:value-type="float" office:value="382" calcext:value-type="float">
            <text:p>38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5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4.30)</text:p>
          </table:table-cell>
          <table:table-cell office:value-type="float" office:value="382" calcext:value-type="float">
            <text:p>38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09:5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4.30)</text:p>
          </table:table-cell>
          <table:table-cell office:value-type="float" office:value="417" calcext:value-type="float">
            <text:p>41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5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4.30)</text:p>
          </table:table-cell>
          <table:table-cell office:value-type="float" office:value="412" calcext:value-type="float">
            <text:p>41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10:0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4.30)</text:p>
          </table:table-cell>
          <table:table-cell office:value-type="float" office:value="418" calcext:value-type="float">
            <text:p>41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0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4.30)</text:p>
          </table:table-cell>
          <table:table-cell office:value-type="float" office:value="383" calcext:value-type="float">
            <text:p>38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4.30)</text:p>
          </table:table-cell>
          <table:table-cell office:value-type="float" office:value="442" calcext:value-type="float">
            <text:p>44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0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4.30)</text:p>
          </table:table-cell>
          <table:table-cell office:value-type="float" office:value="470" calcext:value-type="float">
            <text:p>47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1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4.30)</text:p>
          </table:table-cell>
          <table:table-cell office:value-type="float" office:value="384" calcext:value-type="float">
            <text:p>38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1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4.30)</text:p>
          </table:table-cell>
          <table:table-cell office:value-type="float" office:value="784" calcext:value-type="float">
            <text:p>78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1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4.30)</text:p>
          </table:table-cell>
          <table:table-cell office:value-type="float" office:value="430" calcext:value-type="float">
            <text:p>43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10:1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4.30)</text:p>
          </table:table-cell>
          <table:table-cell office:value-type="float" office:value="610" calcext:value-type="float">
            <text:p>6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10:1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4.30)</text:p>
          </table:table-cell>
          <table:table-cell office:value-type="float" office:value="390" calcext:value-type="float">
            <text:p>39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2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4.30)</text:p>
          </table:table-cell>
          <table:table-cell office:value-type="float" office:value="388" calcext:value-type="float">
            <text:p>38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4.30)</text:p>
          </table:table-cell>
          <table:table-cell office:value-type="float" office:value="610" calcext:value-type="float">
            <text:p>610</text:p>
          </table:table-cell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10:2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4.30)</text:p>
          </table:table-cell>
          <table:table-cell office:value-type="float" office:value="441" calcext:value-type="float">
            <text:p>44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10:2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4.30)</text:p>
          </table:table-cell>
          <table:table-cell office:value-type="float" office:value="442" calcext:value-type="float">
            <text:p>442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10:2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5.28)</text:p>
          </table:table-cell>
          <table:table-cell office:value-type="float" office:value="431" calcext:value-type="float">
            <text:p>4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10:3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413" calcext:value-type="float">
            <text:p>4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5.28)</text:p>
          </table:table-cell>
          <table:table-cell office:value-type="float" office:value="416" calcext:value-type="float">
            <text:p>41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3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5.28)</text:p>
          </table:table-cell>
          <table:table-cell office:value-type="float" office:value="383" calcext:value-type="float">
            <text:p>38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3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5.28)</text:p>
          </table:table-cell>
          <table:table-cell office:value-type="float" office:value="608" calcext:value-type="float">
            <text:p>60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3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525" calcext:value-type="float">
            <text:p>5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4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5.28)</text:p>
          </table:table-cell>
          <table:table-cell office:value-type="float" office:value="381" calcext:value-type="float">
            <text:p>38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4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5.28)</text:p>
          </table:table-cell>
          <table:table-cell office:value-type="float" office:value="490" calcext:value-type="float">
            <text:p>49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4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378" calcext:value-type="float">
            <text:p>37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4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377" calcext:value-type="float">
            <text:p>37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4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372" calcext:value-type="float">
            <text:p>37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5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379" calcext:value-type="float">
            <text:p>37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5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5.28)</text:p>
          </table:table-cell>
          <table:table-cell office:value-type="float" office:value="387" calcext:value-type="float">
            <text:p>38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5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388" calcext:value-type="float">
            <text:p>38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10:5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5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5.28)</text:p>
          </table:table-cell>
          <table:table-cell office:value-type="float" office:value="375" calcext:value-type="float">
            <text:p>37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0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841" calcext:value-type="float">
            <text:p>84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0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421" calcext:value-type="float">
            <text:p>42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11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5.28)</text:p>
          </table:table-cell>
          <table:table-cell office:value-type="float" office:value="435" calcext:value-type="float">
            <text:p>435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0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437" calcext:value-type="float">
            <text:p>43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11:0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449" calcext:value-type="float">
            <text:p>449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11:1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5.28)</text:p>
          </table:table-cell>
          <table:table-cell office:value-type="float" office:value="456" calcext:value-type="float">
            <text:p>45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1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789" calcext:value-type="float">
            <text:p>789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11:1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420" calcext:value-type="float">
            <text:p>42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11:1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478" calcext:value-type="float">
            <text:p>478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11:2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410" calcext:value-type="float">
            <text:p>4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11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407" calcext:value-type="float">
            <text:p>40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2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542" calcext:value-type="float">
            <text:p>54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11:2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486" calcext:value-type="float">
            <text:p>486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11:2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458" calcext:value-type="float">
            <text:p>458</text:p>
          </table:table-cell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11:3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443" calcext:value-type="float">
            <text:p>44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11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5.28)</text:p>
          </table:table-cell>
          <table:table-cell office:value-type="float" office:value="419" calcext:value-type="float">
            <text:p>419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11:3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503" calcext:value-type="float">
            <text:p>50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11:3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5.28)</text:p>
          </table:table-cell>
          <table:table-cell office:value-type="float" office:value="376" calcext:value-type="float">
            <text:p>37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3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5.28)</text:p>
          </table:table-cell>
          <table:table-cell office:value-type="float" office:value="595" calcext:value-type="float">
            <text:p>59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4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453" calcext:value-type="float">
            <text:p>453</text:p>
          </table:table-cell>
          <table:table-cell office:value-type="float" office:value="465" calcext:value-type="float">
            <text:p>4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11:4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429" calcext:value-type="float">
            <text:p>42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11:4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404" calcext:value-type="float">
            <text:p>404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11:4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398" calcext:value-type="float">
            <text:p>39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4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579" calcext:value-type="float">
            <text:p>57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5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390" calcext:value-type="float">
            <text:p>39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11:5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448" calcext:value-type="float">
            <text:p>448</text:p>
          </table:table-cell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11:5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450" calcext:value-type="float">
            <text:p>45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11:5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479" calcext:value-type="float">
            <text:p>47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11:5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393" calcext:value-type="float">
            <text:p>39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0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404" calcext:value-type="float">
            <text:p>40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0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398" calcext:value-type="float">
            <text:p>39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5.28)</text:p>
          </table:table-cell>
          <table:table-cell office:value-type="float" office:value="379" calcext:value-type="float">
            <text:p>37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0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5.28)</text:p>
          </table:table-cell>
          <table:table-cell office:value-type="float" office:value="380" calcext:value-type="float">
            <text:p>38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0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567" calcext:value-type="float">
            <text:p>56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1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427" calcext:value-type="float">
            <text:p>42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1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380" calcext:value-type="float">
            <text:p>38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1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389" calcext:value-type="float">
            <text:p>38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1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587" calcext:value-type="float">
            <text:p>58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2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373" calcext:value-type="float">
            <text:p>37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371" calcext:value-type="float">
            <text:p>37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2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5.28)</text:p>
          </table:table-cell>
          <table:table-cell office:value-type="float" office:value="397" calcext:value-type="float">
            <text:p>39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2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377" calcext:value-type="float">
            <text:p>37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12:2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5.28)</text:p>
          </table:table-cell>
          <table:table-cell office:value-type="float" office:value="402" calcext:value-type="float">
            <text:p>40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3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390" calcext:value-type="float">
            <text:p>39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382" calcext:value-type="float">
            <text:p>38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3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379" calcext:value-type="float">
            <text:p>37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3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365" calcext:value-type="float">
            <text:p>36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3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388" calcext:value-type="float">
            <text:p>38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4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384" calcext:value-type="float">
            <text:p>384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4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378" calcext:value-type="float">
            <text:p>37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4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374" calcext:value-type="float">
            <text:p>37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4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380" calcext:value-type="float">
            <text:p>38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4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383" calcext:value-type="float">
            <text:p>38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5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382" calcext:value-type="float">
            <text:p>38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5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377" calcext:value-type="float">
            <text:p>37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5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387" calcext:value-type="float">
            <text:p>3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12:5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393" calcext:value-type="float">
            <text:p>39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5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384" calcext:value-type="float">
            <text:p>38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0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418" calcext:value-type="float">
            <text:p>41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13:0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393" calcext:value-type="float">
            <text:p>39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398" calcext:value-type="float">
            <text:p>398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0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371" calcext:value-type="float">
            <text:p>37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0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481" calcext:value-type="float">
            <text:p>48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1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462" calcext:value-type="float">
            <text:p>46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1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5.28)</text:p>
          </table:table-cell>
          <table:table-cell office:value-type="float" office:value="377" calcext:value-type="float">
            <text:p>37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1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509" calcext:value-type="float">
            <text:p>50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1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390" calcext:value-type="float">
            <text:p>39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2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375" calcext:value-type="float">
            <text:p>37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484" calcext:value-type="float">
            <text:p>48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2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390" calcext:value-type="float">
            <text:p>39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2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380" calcext:value-type="float">
            <text:p>3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13:2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387" calcext:value-type="float">
            <text:p>38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3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5.28)</text:p>
          </table:table-cell>
          <table:table-cell office:value-type="float" office:value="382" calcext:value-type="float">
            <text:p>38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13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401" calcext:value-type="float">
            <text:p>40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3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392" calcext:value-type="float">
            <text:p>39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3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579" calcext:value-type="float">
            <text:p>57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3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380" calcext:value-type="float">
            <text:p>38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4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383" calcext:value-type="float">
            <text:p>38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4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386" calcext:value-type="float">
            <text:p>38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4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379" calcext:value-type="float">
            <text:p>37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4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377" calcext:value-type="float">
            <text:p>37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4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381" calcext:value-type="float">
            <text:p>38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5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13:5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393" calcext:value-type="float">
            <text:p>39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13:5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418" calcext:value-type="float">
            <text:p>41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5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380" calcext:value-type="float">
            <text:p>38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5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374" calcext:value-type="float">
            <text:p>37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0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415" calcext:value-type="float">
            <text:p>41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0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382" calcext:value-type="float">
            <text:p>38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383" calcext:value-type="float">
            <text:p>38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0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379" calcext:value-type="float">
            <text:p>379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0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463" calcext:value-type="float">
            <text:p>46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1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435" calcext:value-type="float">
            <text:p>43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1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374" calcext:value-type="float">
            <text:p>37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1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396" calcext:value-type="float">
            <text:p>39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1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1.076" calcext:value-type="float">
            <text:p>1,07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2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480" calcext:value-type="float">
            <text:p>4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14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14:2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1.003" calcext:value-type="float">
            <text:p>1,00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14:2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445" calcext:value-type="float">
            <text:p>445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14:2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5.28)</text:p>
          </table:table-cell>
          <table:table-cell office:value-type="float" office:value="612" calcext:value-type="float">
            <text:p>612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14:3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409" calcext:value-type="float">
            <text:p>40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14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449" calcext:value-type="float">
            <text:p>44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3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587" calcext:value-type="float">
            <text:p>58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3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14:3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457" calcext:value-type="float">
            <text:p>457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14:4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553" calcext:value-type="float">
            <text:p>55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14:4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447" calcext:value-type="float">
            <text:p>447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14:4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409" calcext:value-type="float">
            <text:p>40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14:4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430" calcext:value-type="float">
            <text:p>430</text:p>
          </table:table-cell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14:4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490" calcext:value-type="float">
            <text:p>49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14:5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422" calcext:value-type="float">
            <text:p>42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5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491" calcext:value-type="float">
            <text:p>491</text:p>
          </table:table-cell>
          <table:table-cell office:value-type="float" office:value="462" calcext:value-type="float">
            <text:p>4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14:5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426" calcext:value-type="float">
            <text:p>426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14:5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string" calcext:value-type="string">
            <text:p><text:s/>(45.28)</text:p>
          </table:table-cell>
          <table:table-cell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14:5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402" calcext:value-type="float">
            <text:p>40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15:0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413" calcext:value-type="float">
            <text:p>4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0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5.28)</text:p>
          </table:table-cell>
          <table:table-cell office:value-type="float" office:value="414" calcext:value-type="float">
            <text:p>4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389" calcext:value-type="float">
            <text:p>38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0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451" calcext:value-type="float">
            <text:p>45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0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5.28)</text:p>
          </table:table-cell>
          <table:table-cell office:value-type="float" office:value="458" calcext:value-type="float">
            <text:p>45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1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5.28)</text:p>
          </table:table-cell>
          <table:table-cell office:value-type="float" office:value="402" calcext:value-type="float">
            <text:p>40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1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5.28)</text:p>
          </table:table-cell>
          <table:table-cell office:value-type="float" office:value="419" calcext:value-type="float">
            <text:p>41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1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5.28)</text:p>
          </table:table-cell>
          <table:table-cell office:value-type="float" office:value="382" calcext:value-type="float">
            <text:p>38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1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362" calcext:value-type="float">
            <text:p>36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2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5.28)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2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5.28)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2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45.28)</text:p>
          </table:table-cell>
          <table:table-cell office:value-type="float" office:value="206" calcext:value-type="float">
            <text:p>20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2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45.28)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15:2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45.28)</text:p>
          </table:table-cell>
          <table:table-cell office:value-type="float" office:value="174" calcext:value-type="float">
            <text:p>17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3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45.28)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3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5.28)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3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45.28)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3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45.28)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3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45.28)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4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45.28)</text:p>
          </table:table-cell>
          <table:table-cell office:value-type="float" office:value="132" calcext:value-type="float">
            <text:p>13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4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45.28)</text:p>
          </table:table-cell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4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45.28)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4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45.28)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4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5.28)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5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5.28)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5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5.28)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5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5.28)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15:5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5.28)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5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5.28)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0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5.28)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03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5.28)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0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5.28)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07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5.28)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0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5.28)</text:p>
          </table:table-cell>
          <table:table-cell office:value-type="float" office:value="272" calcext:value-type="float">
            <text:p>27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1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5.28)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1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5.28)</text:p>
          </table:table-cell>
          <table:table-cell office:value-type="float" office:value="174" calcext:value-type="float">
            <text:p>17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1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5.28)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1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5.28)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1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5.28)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2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5.28)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2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5.28)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2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16:2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5.28)</text:p>
          </table:table-cell>
          <table:table-cell office:value-type="float" office:value="176" calcext:value-type="float">
            <text:p>17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3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5.28)</text:p>
          </table:table-cell>
          <table:table-cell office:value-type="float" office:value="142" calcext:value-type="float">
            <text:p>14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3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5.28)</text:p>
          </table:table-cell>
          <table:table-cell office:value-type="float" office:value="190" calcext:value-type="float">
            <text:p>19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3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5.28)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3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3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5.28)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4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5.28)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4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5.28)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4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5.28)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4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5.28)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4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5.28)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5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5.28)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5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186" calcext:value-type="float">
            <text:p>18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16:5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167" calcext:value-type="float">
            <text:p>167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16:5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5.28)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16:59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0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5.28)</text:p>
          </table:table-cell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0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0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684" calcext:value-type="float">
            <text:p>68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07</text:p>
          </table:table-cell>
          <table:table-cell office:value-type="float" office:value="800" calcext:value-type="float">
            <text:p>8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5.28)</text:p>
          </table:table-cell>
          <table:table-cell office:value-type="float" office:value="196" calcext:value-type="float">
            <text:p>19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17:0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200" calcext:value-type="float">
            <text:p>200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17:1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5.28)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1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5.28)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17:1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1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5.28)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1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2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5.28)</text:p>
          </table:table-cell>
          <table:table-cell office:value-type="float" office:value="404" calcext:value-type="float">
            <text:p>40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2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5.28)</text:p>
          </table:table-cell>
          <table:table-cell office:value-type="float" office:value="363" calcext:value-type="float">
            <text:p>36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2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5.28)</text:p>
          </table:table-cell>
          <table:table-cell office:value-type="float" office:value="156" calcext:value-type="float">
            <text:p>156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17:2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5.28)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17:2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161" calcext:value-type="float">
            <text:p>16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3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34</text:p>
          </table:table-cell>
          <table:table-cell office:value-type="float" office:value="800" calcext:value-type="float">
            <text:p>8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5.28)</text:p>
          </table:table-cell>
          <table:table-cell office:value-type="float" office:value="459" calcext:value-type="float">
            <text:p>459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17:3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5.28)</text:p>
          </table:table-cell>
          <table:table-cell office:value-type="float" office:value="203" calcext:value-type="float">
            <text:p>203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17:3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5.28)</text:p>
          </table:table-cell>
          <table:table-cell office:value-type="float" office:value="380" calcext:value-type="float">
            <text:p>38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17:4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4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5.28)</text:p>
          </table:table-cell>
          <table:table-cell office:value-type="float" office:value="205" calcext:value-type="float">
            <text:p>205</text:p>
          </table:table-cell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17:4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5.28)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4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17:4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5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5.28)</text:p>
          </table:table-cell>
          <table:table-cell office:value-type="float" office:value="185" calcext:value-type="float">
            <text:p>18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5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211" calcext:value-type="float">
            <text:p>211</text:p>
          </table:table-cell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17:5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17:5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string" calcext:value-type="string">
            <text:p><text:s/>(45.28)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17:5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5.28)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18:0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5.28)</text:p>
          </table:table-cell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0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0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07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0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1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5.28)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1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5.28)</text:p>
          </table:table-cell>
          <table:table-cell office:value-type="float" office:value="175" calcext:value-type="float">
            <text:p>17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1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<text:s/>(45.28)</text:p>
          </table:table-cell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1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5.28)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2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5.28)</text:p>
          </table:table-cell>
          <table:table-cell office:value-type="float" office:value="505" calcext:value-type="float">
            <text:p>50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2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5.28)</text:p>
          </table:table-cell>
          <table:table-cell office:value-type="float" office:value="460" calcext:value-type="float">
            <text:p>4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18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459" calcext:value-type="float">
            <text:p>45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18:3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460" calcext:value-type="float">
            <text:p>46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4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458" calcext:value-type="float">
            <text:p>45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4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<text:s/>(45.28)</text:p>
          </table:table-cell>
          <table:table-cell office:value-type="float" office:value="462" calcext:value-type="float">
            <text:p>46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4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5.28)</text:p>
          </table:table-cell>
          <table:table-cell office:value-type="float" office:value="460" calcext:value-type="float">
            <text:p>46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5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459" calcext:value-type="float">
            <text:p>45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5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(45.28)</text:p>
          </table:table-cell>
          <table:table-cell office:value-type="float" office:value="471" calcext:value-type="float">
            <text:p>47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19:0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<text:s/>(45.28)</text:p>
          </table:table-cell>
          <table:table-cell office:value-type="float" office:value="474" calcext:value-type="float">
            <text:p>47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19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5.28)</text:p>
          </table:table-cell>
          <table:table-cell office:value-type="float" office:value="464" calcext:value-type="float">
            <text:p>46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0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5.28)</text:p>
          </table:table-cell>
          <table:table-cell office:value-type="float" office:value="497" calcext:value-type="float">
            <text:p>49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1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string" calcext:value-type="string">
            <text:p><text:s/>(45.76)</text:p>
          </table:table-cell>
          <table:table-cell office:value-type="float" office:value="478" calcext:value-type="float">
            <text:p>47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1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string" calcext:value-type="string">
            <text:p><text:s/>(45.76)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2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string" calcext:value-type="string">
            <text:p><text:s/>(45.76)</text:p>
          </table:table-cell>
          <table:table-cell office:value-type="float" office:value="472" calcext:value-type="float">
            <text:p>472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19:2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string" calcext:value-type="string">
            <text:p><text:s/>(45.76)</text:p>
          </table:table-cell>
          <table:table-cell office:value-type="float" office:value="459" calcext:value-type="float">
            <text:p>45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19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6.25)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19:3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string" calcext:value-type="string">
            <text:p><text:s/>(46.25)</text:p>
          </table:table-cell>
          <table:table-cell office:value-type="float" office:value="475" calcext:value-type="float">
            <text:p>47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4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6.25)</text:p>
          </table:table-cell>
          <table:table-cell office:value-type="float" office:value="469" calcext:value-type="float">
            <text:p>46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19:4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6.25)</text:p>
          </table:table-cell>
          <table:table-cell office:value-type="float" office:value="586" calcext:value-type="float">
            <text:p>58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4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6.25)</text:p>
          </table:table-cell>
          <table:table-cell office:value-type="float" office:value="460" calcext:value-type="float">
            <text:p>46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5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6.25)</text:p>
          </table:table-cell>
          <table:table-cell office:value-type="float" office:value="467" calcext:value-type="float">
            <text:p>46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5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string" calcext:value-type="string">
            <text:p><text:s/>(46.25)</text:p>
          </table:table-cell>
          <table:table-cell office:value-type="float" office:value="490" calcext:value-type="float">
            <text:p>49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19:5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6.25)</text:p>
          </table:table-cell>
          <table:table-cell office:value-type="float" office:value="454" calcext:value-type="float">
            <text:p>45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20:0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6.25)</text:p>
          </table:table-cell>
          <table:table-cell office:value-type="float" office:value="467" calcext:value-type="float">
            <text:p>46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0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6.74)</text:p>
          </table:table-cell>
          <table:table-cell office:value-type="float" office:value="475" calcext:value-type="float">
            <text:p>47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1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7.23)</text:p>
          </table:table-cell>
          <table:table-cell office:value-type="float" office:value="504" calcext:value-type="float">
            <text:p>50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1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string" calcext:value-type="string">
            <text:p><text:s/>(47.23)</text:p>
          </table:table-cell>
          <table:table-cell office:value-type="float" office:value="459" calcext:value-type="float">
            <text:p>45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2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7.23)</text:p>
          </table:table-cell>
          <table:table-cell office:value-type="float" office:value="462" calcext:value-type="float">
            <text:p>46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2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string" calcext:value-type="string">
            <text:p><text:s/>(47.23)</text:p>
          </table:table-cell>
          <table:table-cell office:value-type="float" office:value="470" calcext:value-type="float">
            <text:p>47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20:3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7.23)</text:p>
          </table:table-cell>
          <table:table-cell office:value-type="float" office:value="459" calcext:value-type="float">
            <text:p>45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20:3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7.23)</text:p>
          </table:table-cell>
          <table:table-cell office:value-type="float" office:value="461" calcext:value-type="float">
            <text:p>46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3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7.23)</text:p>
          </table:table-cell>
          <table:table-cell office:value-type="float" office:value="457" calcext:value-type="float">
            <text:p>45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4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7.23)</text:p>
          </table:table-cell>
          <table:table-cell office:value-type="float" office:value="667" calcext:value-type="float">
            <text:p>667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20:4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string" calcext:value-type="string">
            <text:p><text:s/>(47.23)</text:p>
          </table:table-cell>
          <table:table-cell office:value-type="float" office:value="516" calcext:value-type="float">
            <text:p>516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20:5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7.23)</text:p>
          </table:table-cell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20:5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string" calcext:value-type="string">
            <text:p><text:s/>(47.23)</text:p>
          </table:table-cell>
          <table:table-cell office:value-type="float" office:value="472" calcext:value-type="float">
            <text:p>47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21:0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7.23)</text:p>
          </table:table-cell>
          <table:table-cell office:value-type="float" office:value="501" calcext:value-type="float">
            <text:p>50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21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7.23)</text:p>
          </table:table-cell>
          <table:table-cell office:value-type="float" office:value="528" calcext:value-type="float">
            <text:p>52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0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7.23)</text:p>
          </table:table-cell>
          <table:table-cell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1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7.23)</text:p>
          </table:table-cell>
          <table:table-cell office:value-type="float" office:value="515" calcext:value-type="float">
            <text:p>515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21:1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7.23)</text:p>
          </table:table-cell>
          <table:table-cell office:value-type="float" office:value="473" calcext:value-type="float">
            <text:p>47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21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7.23)</text:p>
          </table:table-cell>
          <table:table-cell office:value-type="float" office:value="614" calcext:value-type="float">
            <text:p>614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21:2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7.23)</text:p>
          </table:table-cell>
          <table:table-cell office:value-type="float" office:value="513" calcext:value-type="float">
            <text:p>513</text:p>
          </table:table-cell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21:3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string" calcext:value-type="string">
            <text:p><text:s/>(47.71)</text:p>
          </table:table-cell>
          <table:table-cell office:value-type="float" office:value="523" calcext:value-type="float">
            <text:p>52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21:3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7.71)</text:p>
          </table:table-cell>
          <table:table-cell office:value-type="float" office:value="544" calcext:value-type="float">
            <text:p>544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21:3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7.71)</text:p>
          </table:table-cell>
          <table:table-cell office:value-type="float" office:value="481" calcext:value-type="float">
            <text:p>48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21:4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7.71)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:21:4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7.71)</text:p>
          </table:table-cell>
          <table:table-cell office:value-type="float" office:value="454" calcext:value-type="float">
            <text:p>45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5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7.71)</text:p>
          </table:table-cell>
          <table:table-cell office:value-type="float" office:value="461" calcext:value-type="float">
            <text:p>46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5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7.71)</text:p>
          </table:table-cell>
          <table:table-cell office:value-type="float" office:value="494" calcext:value-type="float">
            <text:p>49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21:5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7.71)</text:p>
          </table:table-cell>
          <table:table-cell office:value-type="float" office:value="471" calcext:value-type="float">
            <text:p>47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0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7.71)</text:p>
          </table:table-cell>
          <table:table-cell office:value-type="float" office:value="471" calcext:value-type="float">
            <text:p>47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0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7.71)</text:p>
          </table:table-cell>
          <table:table-cell office:value-type="float" office:value="453" calcext:value-type="float">
            <text:p>45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1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7.71)</text:p>
          </table:table-cell>
          <table:table-cell office:value-type="float" office:value="499" calcext:value-type="float">
            <text:p>49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1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7.71)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1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7.71)</text:p>
          </table:table-cell>
          <table:table-cell office:value-type="float" office:value="461" calcext:value-type="float">
            <text:p>46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2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7.71)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2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7.71)</text:p>
          </table:table-cell>
          <table:table-cell office:value-type="float" office:value="516" calcext:value-type="float">
            <text:p>51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22:3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7.71)</text:p>
          </table:table-cell>
          <table:table-cell office:value-type="float" office:value="463" calcext:value-type="float">
            <text:p>46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22:3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7.71)</text:p>
          </table:table-cell>
          <table:table-cell office:value-type="float" office:value="453" calcext:value-type="float">
            <text:p>45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4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7.71)</text:p>
          </table:table-cell>
          <table:table-cell office:value-type="float" office:value="709" calcext:value-type="float">
            <text:p>70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22:4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string" calcext:value-type="string">
            <text:p><text:s/>(47.71)</text:p>
          </table:table-cell>
          <table:table-cell office:value-type="float" office:value="519" calcext:value-type="float">
            <text:p>519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22:4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7.71)</text:p>
          </table:table-cell>
          <table:table-cell office:value-type="float" office:value="496" calcext:value-type="float">
            <text:p>49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22:5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7.71)</text:p>
          </table:table-cell>
          <table:table-cell office:value-type="float" office:value="472" calcext:value-type="float">
            <text:p>47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5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7.71)</text:p>
          </table:table-cell>
          <table:table-cell office:value-type="float" office:value="501" calcext:value-type="float">
            <text:p>50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23:0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7.71)</text:p>
          </table:table-cell>
          <table:table-cell office:value-type="float" office:value="511" calcext:value-type="float">
            <text:p>51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7.71)</text:p>
          </table:table-cell>
          <table:table-cell office:value-type="float" office:value="647" calcext:value-type="float">
            <text:p>647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23:0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7.71)</text:p>
          </table:table-cell>
          <table:table-cell office:value-type="float" office:value="559" calcext:value-type="float">
            <text:p>559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23:1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string" calcext:value-type="string">
            <text:p><text:s/>(47.71)</text:p>
          </table:table-cell>
          <table:table-cell office:value-type="float" office:value="539" calcext:value-type="float">
            <text:p>539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23:1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7.71)</text:p>
          </table:table-cell>
          <table:table-cell office:value-type="float" office:value="508" calcext:value-type="float">
            <text:p>508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23:2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7.71)</text:p>
          </table:table-cell>
          <table:table-cell office:value-type="float" office:value="473" calcext:value-type="float">
            <text:p>47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23:2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7.71)</text:p>
          </table:table-cell>
          <table:table-cell office:value-type="float" office:value="533" calcext:value-type="float">
            <text:p>5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23:3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7.71)</text:p>
          </table:table-cell>
          <table:table-cell office:value-type="float" office:value="575" calcext:value-type="float">
            <text:p>575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23:3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7.71)</text:p>
          </table:table-cell>
          <table:table-cell office:value-type="float" office:value="476" calcext:value-type="float">
            <text:p>47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23:39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7.71)</text:p>
          </table:table-cell>
          <table:table-cell office:value-type="float" office:value="528" calcext:value-type="float">
            <text:p>52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23:4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7.71)</text:p>
          </table:table-cell>
          <table:table-cell office:value-type="float" office:value="495" calcext:value-type="float">
            <text:p>495</text:p>
          </table:table-cell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23:4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7.71)</text:p>
          </table:table-cell>
          <table:table-cell office:value-type="float" office:value="468" calcext:value-type="float">
            <text:p>46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23:5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7.71)</text:p>
          </table:table-cell>
          <table:table-cell office:value-type="float" office:value="643" calcext:value-type="float">
            <text:p>64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5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string" calcext:value-type="string">
            <text:p><text:s/>(48.20)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24:0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string" calcext:value-type="string">
            <text:p><text:s/>(48.20)</text:p>
          </table:table-cell>
          <table:table-cell office:value-type="float" office:value="500" calcext:value-type="float">
            <text:p>50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24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8.20)</text:p>
          </table:table-cell>
          <table:table-cell office:value-type="float" office:value="489" calcext:value-type="float">
            <text:p>48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1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string" calcext:value-type="string">
            <text:p><text:s/>(48.20)</text:p>
          </table:table-cell>
          <table:table-cell office:value-type="float" office:value="484" calcext:value-type="float">
            <text:p>48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1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string" calcext:value-type="string">
            <text:p><text:s/>(48.20)</text:p>
          </table:table-cell>
          <table:table-cell office:value-type="float" office:value="469" calcext:value-type="float">
            <text:p>4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2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8.20)</text:p>
          </table:table-cell>
          <table:table-cell office:value-type="float" office:value="518" calcext:value-type="float">
            <text:p>51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2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8.20)</text:p>
          </table:table-cell>
          <table:table-cell office:value-type="float" office:value="540" calcext:value-type="float">
            <text:p>5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2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8.20)</text:p>
          </table:table-cell>
          <table:table-cell office:value-type="float" office:value="651" calcext:value-type="float">
            <text:p>65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24:31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8.20)</text:p>
          </table:table-cell>
          <table:table-cell office:value-type="float" office:value="533" calcext:value-type="float">
            <text:p>533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24:3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8.20)</text:p>
          </table:table-cell>
          <table:table-cell office:value-type="float" office:value="523" calcext:value-type="float">
            <text:p>52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24:3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8.20)</text:p>
          </table:table-cell>
          <table:table-cell office:value-type="float" office:value="545" calcext:value-type="float">
            <text:p>54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43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8.20)</text:p>
          </table:table-cell>
          <table:table-cell office:value-type="float" office:value="531" calcext:value-type="float">
            <text:p>531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24:48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string" calcext:value-type="string">
            <text:p><text:s/>(48.20)</text:p>
          </table:table-cell>
          <table:table-cell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24:52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string" calcext:value-type="string">
            <text:p><text:s/>(48.69)</text:p>
          </table:table-cell>
          <table:table-cell office:value-type="float" office:value="484" calcext:value-type="float">
            <text:p>484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56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string" calcext:value-type="string">
            <text:p><text:s/>(48.69)</text:p>
          </table:table-cell>
          <table:table-cell office:value-type="float" office:value="497" calcext:value-type="float">
            <text:p>49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25:0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/>(48.69)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05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string" calcext:value-type="string">
            <text:p><text:s/>(48.69)</text:p>
          </table:table-cell>
          <table:table-cell office:value-type="float" office:value="472" calcext:value-type="float">
            <text:p>472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10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(48.69)</text:p>
          </table:table-cell>
          <table:table-cell office:value-type="float" office:value="501" calcext:value-type="float">
            <text:p>50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14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(48.69)</text:p>
          </table:table-cell>
          <table:table-cell office:value-type="float" office:value="466" calcext:value-type="float">
            <text:p>46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1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string" calcext:value-type="string">
            <text:p><text:s/>(48.69)</text:p>
          </table:table-cell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1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<text:s/>(48.69)</text:p>
          </table:table-cell>
          <table:table-cell office:value-type="float" office:value="182" calcext:value-type="float">
            <text:p>18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2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(48.69)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23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string" calcext:value-type="string">
            <text:p><text:s/>(48.69)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2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8.69)</text:p>
          </table:table-cell>
          <table:table-cell office:value-type="float" office:value="173" calcext:value-type="float">
            <text:p>17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25:2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8.69)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2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string" calcext:value-type="string">
            <text:p><text:s/>(48.69)</text:p>
          </table:table-cell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3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string" calcext:value-type="string">
            <text:p><text:s/>(48.69)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3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48.69)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3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48.69)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3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48.69)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4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8.69)</text:p>
          </table:table-cell>
          <table:table-cell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4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48.69)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4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string" calcext:value-type="string">
            <text:p><text:s/>(48.69)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4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string" calcext:value-type="string">
            <text:p><text:s/>(48.69)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4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48.69)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5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48.69)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5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48.69)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5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48.69)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5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48.69)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25:5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48.69)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0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48.69)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0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48.69)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04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8.69)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0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<text:s/>(48.69)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0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<text:s/>(48.69)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1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48.69)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1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1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8.69)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1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8.69)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1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8.69)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2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8.69)</text:p>
          </table:table-cell>
          <table:table-cell office:value-type="float" office:value="294" calcext:value-type="float">
            <text:p>294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26:23</text:p>
          </table:table-cell>
          <table:table-cell office:value-type="float" office:value="800" calcext:value-type="float">
            <text:p>8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8.69)</text:p>
          </table:table-cell>
          <table:table-cell office:value-type="float" office:value="751" calcext:value-type="float">
            <text:p>75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26:2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48.69)</text:p>
          </table:table-cell>
          <table:table-cell office:value-type="float" office:value="191" calcext:value-type="float">
            <text:p>19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:26:2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8.69)</text:p>
          </table:table-cell>
          <table:table-cell office:value-type="float" office:value="164" calcext:value-type="float">
            <text:p>164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26:2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8.69)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3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143" calcext:value-type="float">
            <text:p>14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26:3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3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8.69)</text:p>
          </table:table-cell>
          <table:table-cell office:value-type="float" office:value="564" calcext:value-type="float">
            <text:p>564</text:p>
          </table:table-cell>
          <table:table-cell office:value-type="float" office:value="29" calcext:value-type="float">
            <text:p>2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:26:3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8.69)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:26:3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8.69)</text:p>
          </table:table-cell>
          <table:table-cell office:value-type="float" office:value="261" calcext:value-type="float">
            <text:p>261</text:p>
          </table:table-cell>
          <table:table-cell office:value-type="float" office:value="466" calcext:value-type="float">
            <text:p>46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26:4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8.69)</text:p>
          </table:table-cell>
          <table:table-cell office:value-type="float" office:value="213" calcext:value-type="float">
            <text:p>21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4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8.69)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26:4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8.69)</text:p>
          </table:table-cell>
          <table:table-cell office:value-type="float" office:value="166" calcext:value-type="float">
            <text:p>16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48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48.69)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26:5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296" calcext:value-type="float">
            <text:p>296</text:p>
          </table:table-cell>
          <table:table-cell office:value-type="float" office:value="451" calcext:value-type="float">
            <text:p>45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:26:5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175" calcext:value-type="float">
            <text:p>17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26:5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8.69)</text:p>
          </table:table-cell>
          <table:table-cell office:value-type="float" office:value="149" calcext:value-type="float">
            <text:p>149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26:5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8.69)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26:5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8.69)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0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8.69)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0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8.69)</text:p>
          </table:table-cell>
          <table:table-cell office:value-type="float" office:value="175" calcext:value-type="float">
            <text:p>17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04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0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8.69)</text:p>
          </table:table-cell>
          <table:table-cell office:value-type="float" office:value="148" calcext:value-type="float">
            <text:p>148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0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1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1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8.69)</text:p>
          </table:table-cell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1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8.69)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1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1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2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8.69)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2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8.69)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2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8.69)</text:p>
          </table:table-cell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27:27</text:p>
          </table:table-cell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8.69)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2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8.69)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3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33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string" calcext:value-type="string">
            <text:p><text:s/>(48.69)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3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3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8.69)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39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8.69)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41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8.69)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43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179" calcext:value-type="float">
            <text:p>17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45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8.69)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47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8.69)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5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8.69)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5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5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5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:27:5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8.69)</text:p>
          </table:table-cell>
          <table:table-cell office:value-type="float" office:value="943" calcext:value-type="float">
            <text:p>943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:28:00</text:p>
          </table:table-cell>
          <table:table-cell office:value-type="float" office:value="700" calcext:value-type="float">
            <text:p>7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string" calcext:value-type="string">
            <text:p><text:s/>(48.69)</text:p>
          </table:table-cell>
          <table:table-cell office:value-type="float" office:value="224" calcext:value-type="float">
            <text:p>224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:28:0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8.69)</text:p>
          </table:table-cell>
          <table:table-cell office:value-type="float" office:value="189" calcext:value-type="float">
            <text:p>189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28:0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8.69)</text:p>
          </table:table-cell>
          <table:table-cell office:value-type="float" office:value="218" calcext:value-type="float">
            <text:p>21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0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string" calcext:value-type="string">
            <text:p><text:s/>(48.69)</text:p>
          </table:table-cell>
          <table:table-cell office:value-type="float" office:value="199" calcext:value-type="float">
            <text:p>199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:28:08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1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8.69)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1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string" calcext:value-type="string">
            <text:p><text:s/>(48.69)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14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<text:s/>(48.69)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16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(48.69)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0T15:09:58.375696018</dc:date>
    <meta:editing-duration>PT1H20M53S</meta:editing-duration>
    <meta:editing-cycles>3</meta:editing-cycles>
    <meta:generator>LibreOffice/6.4.6.2$Linux_X86_64 LibreOffice_project/40$Build-2</meta:generator>
    <meta:document-statistic meta:table-count="1" meta:cell-count="101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24.944cm" svg:height="13.787cm" xlink:href=".." xlink:type="simple" chart:class="chart:line" chart:style-name="ch1">
        <chart:title svg:x="7.904cm" svg:y="0.411cm" chart:style-name="ch2">
          <text:p>Pi 400 temperature with full load condition</text:p>
        </chart:title>
        <chart:subtitle svg:x="10.551cm" svg:y="1.041cm" chart:style-name="ch3">
          <text:p>20,5 °C ambiant temp</text:p>
        </chart:subtitle>
        <chart:legend chart:legend-position="end" svg:x="2.006cm" svg:y="10.924cm" style:legend-expansion="custom" chartooo:width="6.87cm" chartooo:height="0.866cm" style:legend-expansion-aspect-ratio="7.93302540415704" chart:style-name="ch4"/>
        <chart:plot-area chart:style-name="ch5" table:cell-range-address="rpi_RPi400_default_20_5C.B2:rpi_RPi400_default_20_5C.B1070 rpi_RPi400_default_20_5C.E2:rpi_RPi400_default_20_5C.E1070" chart:data-source-has-labels="row" svg:x="0.826cm" svg:y="2.001cm" svg:width="23.115cm" svg:height="11.298cm">
          <chartooo:coordinate-region svg:x="1.447cm" svg:y="2.2cm" svg:width="21.501cm" svg:height="10.045cm"/>
          <chart:axis chart:dimension="x" chart:name="primary-x" chart:style-name="ch6">
            <chart:title svg:x="11.717cm" svg:y="13.227cm" chart:style-name="ch7">
              <text:p>seconds</text:p>
            </chart:title>
          </chart:axis>
          <chart:axis chart:dimension="y" chart:name="primary-y" chart:style-name="ch6">
            <chart:title svg:x="0.001cm" svg:y="7.37cm" chart:style-name="ch7">
              <text:p>°C</text:p>
            </chart:title>
            <chart:grid chart:style-name="ch8" chart:class="major"/>
          </chart:axis>
          <chart:axis chart:dimension="y" chart:name="secondary-y" chart:style-name="ch9">
            <chart:title svg:x="24.168cm" svg:y="7.37cm" chart:style-name="ch7">
              <text:p>MHz</text:p>
            </chart:title>
          </chart:axis>
          <chart:series chart:attached-axis="secondary-y" chart:style-name="ch10" chart:values-cell-range-address="rpi_RPi400_default_20_5C.B3:rpi_RPi400_default_20_5C.B1070" chart:label-cell-address="rpi_RPi400_default_20_5C.B2:rpi_RPi400_default_20_5C.B2" chart:class="chart:line">
            <chart:data-point chart:repeated="1068"/>
          </chart:series>
          <chart:series chart:attached-axis="primary-y" chart:style-name="ch11" chart:values-cell-range-address="rpi_RPi400_default_20_5C.E3:rpi_RPi400_default_20_5C.E1070" chart:label-cell-address="rpi_RPi400_default_20_5C.E2:rpi_RPi400_default_20_5C.E2" chart:class="chart:line">
            <chart:data-point chart:repeated="1068"/>
          </chart:series>
          <chart:wall chart:style-name="ch12"/>
          <chart:floor chart:style-name="ch13"/>
        </chart:plot-area>
        <draw:frame draw:style-name="gr1" draw:text-style-name="P1" svg:width="2.762cm" svg:height="0.487cm" svg:x="1.958cm" svg:y="9.538cm">
          <draw:image xlink:href="Pictures/2000000F00000BEB000001E7278EB47C7A5B37B8.svm" xlink:type="simple" xlink:show="embed" xlink:actuate="onLoad" loext:mime-type="image/x-svm">
            <text:p/>
          </draw:image>
          <draw:image xlink:href="Pictures/100002000000007300000012BE399AB8A1AEB78D.png" xlink:type="simple" xlink:show="embed" xlink:actuate="onLoad" loext:mime-type="image/png"/>
        </draw:frame>
        <draw:frame draw:style-name="gr1" draw:text-style-name="P1" svg:width="2.917cm" svg:height="0.487cm" svg:x="7.951cm" svg:y="9.528cm">
          <draw:image xlink:href="Pictures/2000000F00000C96000001E735731D748ED83B48.svm" xlink:type="simple" xlink:show="embed" xlink:actuate="onLoad" loext:mime-type="image/x-svm">
            <text:p/>
          </draw:image>
          <draw:image xlink:href="Pictures/100002000000007A00000012A3FFBC1B20E9DB5D.png" xlink:type="simple" xlink:show="embed" xlink:actuate="onLoad" loext:mime-type="image/png"/>
        </draw:frame>
        <draw:frame draw:style-name="gr1" draw:text-style-name="P1" svg:width="2.884cm" svg:height="0.487cm" svg:x="13.848cm" svg:y="9.529cm">
          <draw:image xlink:href="Pictures/2000000F00000C72000001E7304556F29843160F.svm" xlink:type="simple" xlink:show="embed" xlink:actuate="onLoad" loext:mime-type="image/x-svm">
            <text:p/>
          </draw:image>
          <draw:image xlink:href="Pictures/100002000000007800000012476F54544235ED83.png" xlink:type="simple" xlink:show="embed" xlink:actuate="onLoad" loext:mime-type="image/png"/>
        </draw:frame>
        <draw:frame draw:style-name="gr1" draw:text-style-name="P1" svg:width="2.917cm" svg:height="0.487cm" svg:x="18.774cm" svg:y="9.51cm">
          <draw:image xlink:href="Pictures/2000000F00000C96000001E7C1E6EDB958B919AB.svm" xlink:type="simple" xlink:show="embed" xlink:actuate="onLoad" loext:mime-type="image/x-svm">
            <text:p/>
          </draw:image>
          <draw:image xlink:href="Pictures/100002000000007A000000129ED7837B2713E1F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freq.</text:p>
                <draw:g>
                  <svg:desc>rpi_RPi400_default_20_5C.B2:rpi_RPi400_default_20_5C.B2</svg:desc>
                </draw:g>
              </table:table-cell>
              <table:table-cell office:value-type="string">
                <text:p>CPU temp,</text:p>
                <draw:g>
                  <svg:desc>rpi_RPi400_default_20_5C.E2:rpi_RPi400_default_20_5C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rpi_RPi400_default_20_5C.B3:rpi_RPi400_default_20_5C.B1070</svg:desc>
                </draw:g>
              </table:table-cell>
              <table:table-cell office:value-type="float" office:value="NaN">
                <text:p>NaN</text:p>
                <draw:g>
                  <svg:desc>rpi_RPi400_default_20_5C.E3:rpi_RPi400_default_20_5C.E10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">
                <text:p>18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0">
                <text:p>18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0">
                <text:p>18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00">
                <text:p>18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00">
                <text:p>18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">
                <text:p>18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00">
                <text:p>18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0">
                <text:p>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0">
                <text:p>7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00">
                <text:p>7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00">
                <text:p>8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00">
                <text:p>18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00">
                <text:p>18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00">
                <text:p>18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00">
                <text:p>18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800">
                <text:p>18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00">
                <text:p>8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00">
                <text:p>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00">
                <text:p>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00">
                <text:p>7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00">
                <text:p>7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00">
                <text:p>7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00">
                <text:p>7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00">
                <text:p>7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00">
                <text:p>8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0">
                <text:p>7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0">
                <text:p>7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00">
                <text:p>18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00">
                <text:p>18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00">
                <text:p>18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00">
                <text:p>18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800">
                <text:p>18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800">
                <text:p>18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00">
                <text:p>18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00">
                <text:p>6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00">
                <text:p>7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00">
                <text:p>7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00">
                <text:p>7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00">
                <text:p>8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00">
                <text:p>8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00">
                <text:p>7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00">
                <text:p>18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00">
                <text:p>18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00">
                <text:p>18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00">
                <text:p>1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00">
                <text:p>18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00">
                <text:p>18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00">
                <text:p>18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00">
                <text:p>18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00">
                <text:p>18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00">
                <text:p>18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0">
                <text:p>18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00">
                <text:p>18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00">
                <text:p>18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00">
                <text:p>18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00">
                <text:p>18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00">
                <text:p>18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00">
                <text:p>18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800">
                <text:p>18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800">
                <text:p>18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800">
                <text:p>18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800">
                <text:p>18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800">
                <text:p>18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800">
                <text:p>18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800">
                <text:p>18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800">
                <text:p>18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00">
                <text:p>18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800">
                <text:p>18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800">
                <text:p>18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00">
                <text:p>18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800">
                <text:p>18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00">
                <text:p>6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00">
                <text:p>6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00">
                <text:p>7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00">
                <text:p>6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00">
                <text:p>6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00">
                <text:p>7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800">
                <text:p>8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00">
                <text:p>7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00">
                <text:p>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800">
                <text:p>18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700">
                <text:p>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700">
                <text:p>7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